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3T09:34:02.11">
            <text:p>2019/12/23 9:3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3T09:34:02.28">
            <text:p>2019/12/23 9:3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2)">
            <text:p>sn(3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3T09:34:02.5">
            <text:p>2019/12/23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8cm" draw:caption-point-x="-1.353cm" draw:caption-point-y="2.51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2)">
            <text:p>sn(3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3T09:34:02.71">
            <text:p>2019/12/23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3cm" draw:caption-point-x="-1.353cm" draw:caption-point-y="2.31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3T09:34:02.92">
            <text:p>2019/12/23 9:3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15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patt-1(1).n,t.70,k.C,theme=cp~1-step-up-down;LH-movement,R=2,patt-1(1)-2.n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frase</text:p>
          </table:table-cell>
          <table:table-cell table:style-name="ce89" office:value-type="string">
            <text:p>2,3</text:p>
          </table:table-cell>
          <table:table-cell table:style-name="ce96" office:value-type="date" office:date-value="2019-12-23T09:32:10.58">
            <text:p>2019/12/23 9:3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f-2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f-2.N,cp=1-5-6m-3m/4-1-4-5,R=1(domino),R=1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frase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2</text:p>
          </table:table-cell>
          <table:table-cell table:style-name="ce90" office:value-type="string">
            <text:p>var</text:p>
          </table:table-cell>
          <table:table-cell table:style-name="ce92" office:value-type="string">
            <text:p>f-2,var,R=2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6" office:value-type="date" office:date-value="2019-12-22T11:00:14.020001">
            <text:p>2019/12/22 11:0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f-3.N,th=6th-note,R=4</text:p>
          </table:table-cell>
          <table:table-cell table:style-name="ce94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89" office:value-type="float" office:value="4">
            <text:p>4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 office:value-type="float" office:value="3">
            <text:p>3</text:p>
          </table:table-cell>
          <table:table-cell table:style-name="ce88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cp=1-5-6m-3m/4-1-4-5,k.D,k.F#m,R=3</text:p>
          </table:table-cell>
          <table:table-cell table:style-name="ce94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89" office:value-type="float" office:value="3">
            <text:p>3</text:p>
          </table:table-cell>
          <table:table-cell table:style-name="ce96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3" office:value-type="string">
            <text:p>n</text:p>
          </table:table-cell>
          <table:table-cell table:style-name="ce92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6" office:value-type="string">
            <text:p>research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n-2(1).n,n-2(2).n,n-2(3).n,t.90,score+,k.C</text:p>
          </table:table-cell>
          <table:table-cell table:style-name="ce94"/>
          <table:table-cell table:style-name="ce87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t.80,score+</text:p>
          </table:table-cell>
          <table:table-cell table:style-name="ce94" office:value-type="string">
            <text:p>2019-12-20_09-11-56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2" office:value-type="string">
            <text:p>n-2(3).n,score+,n-2(4),src=k-1219-1:3.50,n-2(4)-2,score+,k.C</text:p>
          </table:table-cell>
          <table:table-cell table:style-name="ce94" office:value-type="string">
            <text:p>2019-12-20_18-00-07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15">
            <text:p>1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6" office:value-type="float" office:value="9">
            <text:p>9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0" office:value-type="string">
            <text:p>rev</text:p>
          </table:table-cell>
          <table:table-cell table:style-name="ce92" office:value-type="string">
            <text:p>n-2(4)-3.n,score+,n-2(5)-1.n,score+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3T09:32:10.58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3T09:34:03.11">
            <text:p>2019/12/23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399cm" draw:caption-point-x="-1.353cm" draw:caption-point-y="2.51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2)">
            <text:p>sn(3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3T09:34:03.22">
            <text:p>2019/12/23 9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3cm" draw:caption-point-x="-1.353cm" draw:caption-point-y="2.31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  <table:database-range table:target-range-address="kb.L2:kb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2019/12/23</text:date>, <text:time>09:3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3T09:34:01.57</dc:date>
    <dc:creator>iwabuchi ken</dc:creator>
    <meta:editing-duration>P5DT12H15M47S</meta:editing-duration>
    <meta:editing-cycles>511</meta:editing-cycles>
    <meta:generator>OpenOffice/4.1.3$Win32 OpenOffice.org_project/413m1$Build-9783</meta:generator>
    <meta:document-statistic meta:table-count="7" meta:cell-count="1965" meta:object-count="0"/>
    <meta:user-defined meta:name="sheets-banding"/>
    <meta:user-defined meta:name="sheets-original-selection"/>
  </office:meta>
</office:document-meta>
</file>